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paragraph-properties fo:text-align="end" style:justify-single-word="false"/>
      <style:text-properties officeooo:rsid="00076a17" officeooo:paragraph-rsid="00076a17"/>
    </style:style>
    <style:style style:name="P2" style:family="paragraph" style:parent-style-name="Standard">
      <style:paragraph-properties fo:line-height="200%"/>
      <style:text-properties officeooo:rsid="00076a17" officeooo:paragraph-rsid="00076a17"/>
    </style:style>
    <style:style style:name="P3" style:family="paragraph" style:parent-style-name="Standard">
      <style:paragraph-properties fo:line-height="200%" fo:text-align="center" style:justify-single-word="false"/>
      <style:text-properties officeooo:rsid="00080fbf" officeooo:paragraph-rsid="00080fbf"/>
    </style:style>
    <style:style style:name="P4" style:family="paragraph" style:parent-style-name="Standard">
      <style:paragraph-properties fo:line-height="200%" fo:text-align="start" style:justify-single-word="false"/>
      <style:text-properties officeooo:rsid="00076a17" officeooo:paragraph-rsid="00076a17"/>
    </style:style>
    <style:style style:name="T1" style:family="text">
      <style:text-properties officeooo:rsid="00080fbf"/>
    </style:style>
    <style:style style:name="T2" style:family="text">
      <style:text-properties officeooo:rsid="000905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shil Umaretiya</text:p>
      <text:p text:style-name="P2">Dr. Hill Taylor</text:p>
      <text:p text:style-name="P2">ENGL 105i</text:p>
      <text:p text:style-name="P2"><text:span text:style-name="T1">21</text:span> <text:span text:style-name="T1">February </text:span>2024</text:p>
      <text:p text:style-name="P3">Feeder 2.1</text:p>
      <text:p text:style-name="P4"><text:tab/><text:span text:style-name="T2">Radiolab is one of my all time favorite podcasts, from their storytelling to sound design I’ve always felt that Radiolab did everything right.</text:span></text:p>
      <text:p text:style-name="P4"><text:tab/><text:span text:style-name="T2">The show excels in its unique approach to storytelling, combining investigative, scientific journalism with a deep dive into philosophical questions. This format allows the show to tackle a wide range of serious topics, from science to legal history, in a way that is both engaging and educational. The podcast’s extremely innovative sound design is also particularly noteworthy; it transforms information and stories into a musical experience, enhancing the storytelling and making complex subjects accessible. This is in part due to co-host Jad Abumrad’s background as a musician before being a host. This approach not only captivates listeners but also deepens their understanding of the topics discussed.</text:span></text:p>
      <text:p text:style-name="P4"><text:tab/><text:span text:style-name="T2">The interplay between the (old) co-hosts Jad Abumrad and Robert Krulwich is central to Radiolab’s success. Their ability to navigate from scientific to the emotional aspects of a story, all while maintaining an easy and nonthreatening tone, makes difficult subjects so much more approachable. This conversational style, combined with their storytelling prowess, takes listeners on a deeply humanizing journey into the subject matter.</text:span></text:p>
      <text:p text:style-name="P4"><text:tab/><text:span text:style-name="T2">Radiolab also stands out for its ability to connect listeners not just to the subjects it explores but ot a larger community of curious minds. It achieves this by making its discussions relatable and relevant, constantly encouraging its listeners to think critically and engage in conversation beyond the podcast. This sense of connection is a testament to Radiolab’s impact on my life and storytelling, </text:span><text:soft-page-break/><text:span text:style-name="T2">demonstrating the power of a good show to bridge the gap between complex ideas and a broad audience. <text:s/>In essence, Radiolab's rhetorical effectiveness lies in its unique blend of content, style, and presentation, making it a model of engaging and thoughtful med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6a17" officeooo:paragraph-rsid="00076a1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maretiya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01:46:42.891120645</meta:creation-date>
    <meta:generator>LibreOffice/7.4.7.2$Linux_X86_64 LibreOffice_project/40$Build-2</meta:generator>
    <dc:date>2024-02-21T04:24:58.572912462</dc:date>
    <meta:editing-duration>PT8M51S</meta:editing-duration>
    <meta:editing-cycles>3</meta:editing-cycles>
    <meta:document-statistic meta:table-count="0" meta:image-count="0" meta:object-count="0" meta:page-count="2" meta:paragraph-count="10" meta:word-count="312" meta:character-count="2031" meta:non-whitespace-character-count="1724"/>
  </office:meta>
</office:document-meta>
</file>